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Roboto" svg:font-family="Roboto, 'Helvetica Neue',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1.3389in" style:rel-column-width="13107*"/>
    </style:style>
    <style:style style:name="Table1.A1" style:family="table-cell">
      <style:table-cell-properties style:vertical-align="middle"/>
    </style:style>
    <style:style style:name="P1" style:family="paragraph" style:parent-style-name="Standard">
      <style:text-properties officeooo:paragraph-rsid="0010c2ef"/>
    </style:style>
    <style:style style:name="P2" style:family="paragraph" style:parent-style-name="Standard">
      <style:text-properties fo:font-variant="normal" fo:text-transform="none" fo:color="#444444" style:font-name="Times New Roman" fo:font-size="14pt" fo:letter-spacing="normal" fo:font-style="normal" fo:font-weight="bold" officeooo:rsid="0011367e" officeooo:paragraph-rsid="001192d2" style:font-size-asian="14pt" style:font-weight-asian="bold" style:font-size-complex="14pt" style:font-weight-complex="bold"/>
    </style:style>
    <style:style style:name="P3" style:family="paragraph" style:parent-style-name="Standard">
      <style:text-properties fo:font-variant="normal" fo:text-transform="none" fo:color="#444444" style:font-name="Times New Roman" fo:font-size="14pt" fo:letter-spacing="normal" fo:font-style="normal" fo:font-weight="bold" officeooo:rsid="0011367e" officeooo:paragraph-rsid="0011367e" style:font-size-asian="14pt" style:font-weight-asian="bold" style:font-size-complex="14pt" style:font-weight-complex="bold"/>
    </style:style>
    <style:style style:name="P4" style:family="paragraph" style:parent-style-name="Standard">
      <style:text-properties fo:font-variant="normal" fo:text-transform="none" fo:color="#444444" style:font-name="Times New Roman" fo:font-size="14pt" fo:letter-spacing="normal" fo:font-style="normal" fo:font-weight="bold" officeooo:rsid="00100c1f" officeooo:paragraph-rsid="0010c2ef" style:font-size-asian="14pt" style:font-weight-asian="bold" style:font-size-complex="14pt" style:font-weight-complex="bold"/>
    </style:style>
    <style:style style:name="P5" style:family="paragraph" style:parent-style-name="Standard">
      <style:text-properties fo:font-variant="normal" fo:text-transform="none" fo:color="#444444" style:font-name="Times New Roman" fo:font-size="14pt" fo:letter-spacing="normal" fo:font-style="normal" fo:font-weight="normal" officeooo:rsid="0011367e" officeooo:paragraph-rsid="0011367e" style:font-size-asian="14pt" style:font-weight-asian="bold" style:font-size-complex="14pt" style:font-weight-complex="bold"/>
    </style:style>
    <style:style style:name="P6" style:family="paragraph" style:parent-style-name="Standard">
      <style:text-properties fo:font-variant="normal" fo:text-transform="none" fo:color="#444444" style:font-name="Times New Roman" fo:font-size="14pt" fo:letter-spacing="normal" fo:font-style="normal" fo:font-weight="normal" officeooo:rsid="0011367e" officeooo:paragraph-rsid="001192d2" style:font-size-asian="14pt" style:font-weight-asian="bold" style:font-size-complex="14pt" style:font-weight-complex="bold"/>
    </style:style>
    <style:style style:name="P7" style:family="paragraph" style:parent-style-name="Standard">
      <style:text-properties fo:font-variant="normal" fo:text-transform="none" fo:color="#444444" style:font-name="Times New Roman" fo:font-size="14pt" fo:letter-spacing="normal" fo:font-style="normal" fo:font-weight="normal" officeooo:rsid="001192d2" officeooo:paragraph-rsid="001192d2" style:font-size-asian="14pt" style:font-weight-asian="bold" style:font-size-complex="14pt" style:font-weight-complex="bold"/>
    </style:style>
    <style:style style:name="P8" style:family="paragraph" style:parent-style-name="Standard">
      <style:text-properties fo:font-variant="normal" fo:text-transform="none" fo:color="#000000" style:font-name="Times New Roman" fo:font-size="14pt" fo:letter-spacing="normal" fo:font-style="normal" fo:font-weight="normal" officeooo:rsid="00100c1f" officeooo:paragraph-rsid="0010c2ef" style:font-size-asian="14pt" style:font-size-complex="14pt"/>
    </style:style>
    <style:style style:name="P9" style:family="paragraph" style:parent-style-name="Standard">
      <style:text-properties fo:font-variant="normal" fo:text-transform="none" fo:color="#000000" style:font-name="Times New Roman" fo:font-size="14pt" fo:letter-spacing="normal" fo:font-style="normal" fo:font-weight="normal" officeooo:rsid="00100c1f" officeooo:paragraph-rsid="00100c1f" style:font-size-asian="14pt" style:font-size-complex="14pt"/>
    </style:style>
    <style:style style:name="P10" style:family="paragraph" style:parent-style-name="Standard">
      <style:text-properties fo:font-variant="normal" fo:text-transform="none" fo:color="#000080" style:font-name="Times New Roman" fo:font-size="14pt" fo:letter-spacing="normal" fo:font-style="normal" fo:font-weight="normal" officeooo:rsid="0011367e" officeooo:paragraph-rsid="0011367e" style:font-size-asian="14pt" style:font-weight-asian="bold" style:font-size-complex="14pt" style:font-weight-complex="bold"/>
    </style:style>
    <style:style style:name="P11" style:family="paragraph" style:parent-style-name="Standard">
      <style:text-properties officeooo:paragraph-rsid="0011cf78"/>
    </style:style>
    <style:style style:name="P12" style:family="paragraph" style:parent-style-name="Standard">
      <style:text-properties officeooo:paragraph-rsid="00131e04"/>
    </style:style>
    <style:style style:name="P13" style:family="paragraph" style:parent-style-name="Standard">
      <style:text-properties style:font-name="Times New Roman" fo:font-size="14pt" officeooo:paragraph-rsid="00100c1f" style:font-size-asian="14pt" style:font-size-complex="14pt"/>
    </style:style>
    <style:style style:name="P14" style:family="paragraph" style:parent-style-name="Standard">
      <style:text-properties style:font-name="Times New Roman" fo:font-size="14pt" officeooo:rsid="00100c1f" officeooo:paragraph-rsid="00100c1f" style:font-size-asian="14pt" style:font-size-complex="14pt"/>
    </style:style>
    <style:style style:name="P15" style:family="paragraph" style:parent-style-name="Standard">
      <style:text-properties style:font-name="Times New Roman" fo:font-size="14pt" officeooo:rsid="0010c2ef" officeooo:paragraph-rsid="0010c2ef" style:font-size-asian="14pt" style:font-size-complex="14pt"/>
    </style:style>
    <style:style style:name="P16" style:family="paragraph" style:parent-style-name="Standard">
      <style:text-properties style:font-name="Times New Roman" fo:font-size="14pt" fo:font-weight="bold" officeooo:rsid="0010c2ef" officeooo:paragraph-rsid="0010c2ef" style:font-size-asian="14pt" style:font-weight-asian="bold" style:font-size-complex="14pt" style:font-weight-complex="bold"/>
    </style:style>
    <style:style style:name="P17" style:family="paragraph" style:parent-style-name="Standard">
      <style:text-properties officeooo:paragraph-rsid="002caf62"/>
    </style:style>
    <style:style style:name="P18" style:family="paragraph" style:parent-style-name="Text_20_body">
      <style:text-properties fo:font-variant="normal" fo:text-transform="none" fo:color="#000000" style:font-name="Times New Roman" fo:font-size="14pt" fo:letter-spacing="normal" fo:font-style="normal" fo:font-weight="normal" officeooo:rsid="000f8ac7" officeooo:paragraph-rsid="000f8ac7" style:font-size-asian="14pt" style:font-size-complex="14pt"/>
    </style:style>
    <style:style style:name="P19" style:family="paragraph" style:parent-style-name="Text_20_body">
      <style:text-properties fo:font-variant="normal" fo:text-transform="none" fo:color="#444444" style:font-name="Times New Roman" fo:font-size="14pt" fo:letter-spacing="normal" fo:font-style="normal" fo:font-weight="normal" officeooo:rsid="00100c1f" officeooo:paragraph-rsid="0010c2ef" style:font-size-asian="14pt" style:font-size-complex="14pt"/>
    </style:style>
    <style:style style:name="P20" style:family="paragraph" style:parent-style-name="Text_20_body">
      <style:text-properties officeooo:paragraph-rsid="00131e04"/>
    </style:style>
    <style:style style:name="P21" style:family="paragraph" style:parent-style-name="Text_20_body">
      <style:text-properties officeooo:paragraph-rsid="00134662"/>
    </style:style>
    <style:style style:name="P22" style:family="paragraph" style:parent-style-name="Text_20_body">
      <style:text-properties officeooo:paragraph-rsid="00168440"/>
    </style:style>
    <style:style style:name="P23" style:family="paragraph" style:parent-style-name="Text_20_body">
      <style:text-properties officeooo:paragraph-rsid="00182425"/>
    </style:style>
    <style:style style:name="P24" style:family="paragraph" style:parent-style-name="Text_20_body">
      <style:paragraph-properties fo:margin-left="0in" fo:margin-right="0in" fo:orphans="2" fo:widows="2" fo:text-indent="0in" style:auto-text-indent="false"/>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182425"/>
    </style:style>
    <style:style style:name="P2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82425"/>
    </style:style>
    <style:style style:name="P2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9f5f5"/>
    </style:style>
    <style:style style:name="P2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aa45a"/>
    </style:style>
    <style:style style:name="P2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0595f"/>
    </style:style>
    <style:style style:name="P3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0d966"/>
    </style:style>
    <style:style style:name="P3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23730"/>
    </style:style>
    <style:style style:name="P3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5252f"/>
    </style:style>
    <style:style style:name="P3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758f7"/>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20%" fo:text-indent="2.4366in" style:auto-text-indent="false" style:page-number="auto" fo:background-color="transparent"/>
      <style:text-properties officeooo:paragraph-rsid="00182425"/>
    </style:style>
    <style:style style:name="P35" style:family="paragraph" style:parent-style-name="Table_20_Contents">
      <style:paragraph-properties fo:text-align="start" style:justify-single-word="false"/>
    </style:style>
    <style:style style:name="P36" style:family="paragraph" style:parent-style-name="Preformatted_20_Text">
      <style:text-properties fo:font-variant="normal" fo:text-transform="none" fo:color="#000000" style:font-name="Times New Roman" fo:font-size="14pt" fo:letter-spacing="normal" fo:font-style="normal" fo:font-weight="bold" officeooo:rsid="0011367e" officeooo:paragraph-rsid="0011367e" style:font-size-asian="14pt" style:font-weight-asian="bold" style:font-size-complex="14pt" style:font-weight-complex="bold"/>
    </style:style>
    <style:style style:name="P37" style:family="paragraph" style:parent-style-name="Preformatted_20_Text">
      <style:text-properties fo:color="#000000" style:font-name="Times New Roman" fo:font-size="14pt" style:font-size-asian="14pt" style:font-size-complex="14pt"/>
    </style:style>
    <style:style style:name="P38" style:family="paragraph" style:parent-style-name="Heading_20_2">
      <style:text-properties officeooo:paragraph-rsid="00168440"/>
    </style:style>
    <style:style style:name="P39" style:family="paragraph" style:parent-style-name="Preformatted_20_Text">
      <style:paragraph-properties fo:margin-top="0in" fo:margin-bottom="0.1965in" loext:contextual-spacing="false"/>
      <style:text-properties fo:color="#000000" style:font-name="Times New Roman" fo:font-size="14pt" style:font-size-asian="14pt" style:font-size-complex="14pt"/>
    </style:style>
    <style:style style:name="P40" style:family="paragraph" style:parent-style-name="Preformatted_20_Text">
      <style:paragraph-properties fo:margin-top="0in" fo:margin-bottom="0.1965in" loext:contextual-spacing="false"/>
      <style:text-properties fo:color="#000000" style:font-name="Times New Roman" fo:font-size="14pt" officeooo:rsid="00223730" officeooo:paragraph-rsid="00223730" style:font-size-asian="14pt" style:font-size-complex="14pt"/>
    </style:style>
    <style:style style:name="P41" style:family="paragraph" style:parent-style-name="Preformatted_20_Text">
      <style:paragraph-properties fo:margin-top="0in" fo:margin-bottom="0.1965in" loext:contextual-spacing="false"/>
      <style:text-properties fo:color="#000000" style:font-name="Times New Roman" fo:font-size="14pt" officeooo:paragraph-rsid="0025252f" style:font-size-asian="14pt" style:font-size-complex="14pt"/>
    </style:style>
    <style:style style:name="P42" style:family="paragraph" style:parent-style-name="Preformatted_20_Text">
      <style:paragraph-properties fo:margin-top="0in" fo:margin-bottom="0.1965in" loext:contextual-spacing="false"/>
      <style:text-properties fo:color="#000000" style:font-name="Times New Roman" fo:font-size="14pt" officeooo:rsid="0025252f" officeooo:paragraph-rsid="0025252f" style:font-size-asian="14pt" style:font-size-complex="14pt"/>
    </style:style>
    <style:style style:name="P43" style:family="paragraph" style:parent-style-name="Text_20_body" style:list-style-name="L1">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44444" style:font-name="Times New Roman" fo:font-size="14pt" fo:letter-spacing="normal" fo:font-style="normal" fo:font-weight="normal" style:font-size-asian="14pt" style:font-size-complex="14pt"/>
    </style:style>
    <style:style style:name="P44" style:family="paragraph" style:parent-style-name="Text_20_body" style:list-style-name="L2">
      <style:paragraph-properties fo:margin-left="0in" fo:margin-right="0in" fo:margin-top="0in" fo:margin-bottom="0in" loext:contextual-spacing="false" fo:line-height="140%" fo:orphans="2" fo:widows="2" fo:text-indent="0in" style:auto-text-indent="false" fo:padding="0in" fo:border="none"/>
    </style:style>
    <style:style style:name="P45" style:family="paragraph" style:parent-style-name="Text_20_body" style:list-style-name="L1">
      <style:paragraph-properties fo:margin-left="0in" fo:margin-right="0in" fo:line-height="140%" fo:orphans="2" fo:widows="2" fo:text-indent="0in" style:auto-text-indent="false" fo:padding="0in" fo:border="none"/>
      <style:text-properties fo:font-variant="normal" fo:text-transform="none" fo:color="#444444" style:font-name="Times New Roman" fo:font-size="14pt" fo:letter-spacing="normal" fo:font-style="normal" fo:font-weight="normal" style:font-size-asian="14pt" style:font-size-complex="14pt"/>
    </style:style>
    <style:style style:name="P46" style:family="paragraph" style:parent-style-name="Text_20_body" style:list-style-name="L2">
      <style:paragraph-properties fo:margin-left="0in" fo:margin-right="0in" fo:line-height="140%" fo:orphans="2" fo:widows="2" fo:text-indent="0in" style:auto-text-indent="false" fo:padding="0in" fo:border="none"/>
    </style:style>
    <style:style style:name="P4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e7960"/>
    </style:style>
    <style:style style:name="P4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fb62b"/>
    </style:style>
    <style:style style:name="P4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3182ed"/>
    </style:style>
    <style:style style:name="P5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327b31"/>
    </style:style>
    <style:style style:name="P51" style:family="paragraph" style:parent-style-name="Preformatted_20_Text">
      <style:paragraph-properties fo:margin-top="0in" fo:margin-bottom="0.1965in" loext:contextual-spacing="false"/>
      <style:text-properties fo:color="#000000" style:font-name="DejaVu Sans Mono" fo:font-size="9pt"/>
    </style:style>
    <style:style style:name="P52" style:family="paragraph" style:parent-style-name="Preformatted_20_Text">
      <style:text-properties fo:color="#000000"/>
    </style:style>
    <style:style style:name="P53" style:family="paragraph" style:parent-style-name="Preformatted_20_Text">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fb62b"/>
    </style:style>
    <style:style style:name="T1" style:family="text">
      <style:text-properties fo:font-variant="normal" fo:text-transform="none" fo:color="#000000" style:font-name="Times New Roman" fo:font-size="14pt" fo:letter-spacing="normal" fo:font-style="normal" fo:font-weight="normal" style:font-size-asian="14pt" style:font-size-complex="14pt"/>
    </style:style>
    <style:style style:name="T2" style:family="text">
      <style:text-properties fo:font-variant="normal" fo:text-transform="none" fo:color="#000000" style:font-name="Times New Roman" fo:font-size="14pt" fo:letter-spacing="normal" fo:font-style="normal" fo:font-weight="normal" officeooo:rsid="00100c1f" style:font-size-asian="14pt" style:font-size-complex="14pt"/>
    </style:style>
    <style:style style:name="T3" style:family="text">
      <style:text-properties fo:font-variant="normal" fo:text-transform="none" fo:color="#000000" style:font-name="Times New Roman" fo:font-size="14pt" fo:letter-spacing="normal" fo:font-style="normal" fo:font-weight="normal" officeooo:rsid="00168440" style:font-size-asian="14pt" style:font-weight-asian="bold" style:font-size-complex="14pt" style:font-weight-complex="bold"/>
    </style:style>
    <style:style style:name="T4" style:family="text">
      <style:text-properties fo:font-variant="normal" fo:text-transform="none" fo:color="#000000" style:font-name="Times New Roman" fo:font-size="14pt" fo:letter-spacing="normal" fo:font-style="normal" fo:font-weight="normal" officeooo:rsid="0017be4a" style:font-size-asian="14pt" style:font-weight-asian="bold" style:font-size-complex="14pt" style:font-weight-complex="bold"/>
    </style:style>
    <style:style style:name="T5" style:family="text">
      <style:text-properties fo:font-variant="normal" fo:text-transform="none" fo:color="#000000" style:font-name="Times New Roman" fo:font-size="14pt" fo:letter-spacing="normal" fo:font-style="normal" fo:font-weight="normal" officeooo:rsid="00182425" style:font-size-asian="14pt" style:font-weight-asian="bold" style:font-size-complex="14pt" style:font-weight-complex="bold"/>
    </style:style>
    <style:style style:name="T6" style:family="text">
      <style:text-properties fo:font-variant="normal" fo:text-transform="none" fo:color="#000000" style:font-name="Times New Roman" fo:font-size="14pt" fo:letter-spacing="normal" fo:font-style="normal" fo:font-weight="normal" officeooo:rsid="0019f5f5" style:font-size-asian="14pt" style:font-weight-asian="bold" style:font-size-complex="14pt" style:font-weight-complex="bold"/>
    </style:style>
    <style:style style:name="T7" style:family="text">
      <style:text-properties fo:font-variant="normal" fo:text-transform="none" fo:color="#000000" style:font-name="Times New Roman" fo:font-size="14pt" fo:letter-spacing="normal" fo:font-style="normal" fo:font-weight="normal" officeooo:rsid="001aa45a" style:font-size-asian="14pt" style:font-weight-asian="bold" style:font-size-complex="14pt" style:font-weight-complex="bold"/>
    </style:style>
    <style:style style:name="T8" style:family="text">
      <style:text-properties fo:font-variant="normal" fo:text-transform="none" fo:color="#000000" style:font-name="Times New Roman" fo:font-size="14pt" fo:letter-spacing="normal" fo:font-style="normal" fo:font-weight="normal" officeooo:rsid="0020595f" style:font-size-asian="14pt" style:font-weight-asian="bold" style:font-size-complex="14pt" style:font-weight-complex="bold"/>
    </style:style>
    <style:style style:name="T9" style:family="text">
      <style:text-properties fo:font-variant="normal" fo:text-transform="none" fo:color="#000000" style:font-name="Times New Roman" fo:font-size="14pt" fo:letter-spacing="normal" fo:font-style="normal" fo:font-weight="normal" officeooo:rsid="0020d966" style:font-size-asian="14pt" style:font-weight-asian="bold" style:font-size-complex="14pt" style:font-weight-complex="bold"/>
    </style:style>
    <style:style style:name="T10" style:family="text">
      <style:text-properties fo:font-variant="normal" fo:text-transform="none" fo:color="#000000" style:font-name="Times New Roman" fo:font-size="14pt" fo:letter-spacing="normal" fo:font-style="normal" fo:font-weight="normal" officeooo:rsid="00223730" style:font-size-asian="14pt" style:font-weight-asian="bold" style:font-size-complex="14pt" style:font-weight-complex="bold"/>
    </style:style>
    <style:style style:name="T11" style:family="text">
      <style:text-properties fo:font-variant="normal" fo:text-transform="none" fo:color="#000000" style:font-name="Times New Roman" fo:font-size="14pt" fo:letter-spacing="normal" fo:font-style="normal" fo:font-weight="normal" officeooo:rsid="0025252f" style:font-size-asian="14pt" style:font-weight-asian="bold" style:font-size-complex="14pt" style:font-weight-complex="bold"/>
    </style:style>
    <style:style style:name="T12" style:family="text">
      <style:text-properties fo:font-variant="normal" fo:text-transform="none" fo:color="#000000" style:font-name="Times New Roman" fo:font-size="14pt" fo:letter-spacing="normal" fo:font-style="normal" fo:font-weight="normal" officeooo:rsid="002758f7" style:font-size-asian="14pt" style:font-weight-asian="bold" style:font-size-complex="14pt" style:font-weight-complex="bold"/>
    </style:style>
    <style:style style:name="T13" style:family="text">
      <style:text-properties fo:font-variant="normal" fo:text-transform="none" fo:color="#000000" style:font-name="Times New Roman" fo:font-size="14pt" fo:letter-spacing="normal" fo:font-style="normal" fo:font-weight="normal" officeooo:rsid="002e7960" style:font-size-asian="14pt" style:font-weight-asian="bold" style:font-size-complex="14pt" style:font-weight-complex="bold"/>
    </style:style>
    <style:style style:name="T14" style:family="text">
      <style:text-properties fo:font-variant="normal" fo:text-transform="none" fo:color="#000000" style:font-name="Times New Roman" fo:font-size="14pt" fo:letter-spacing="normal" fo:font-style="normal" fo:font-weight="normal" officeooo:rsid="002fb62b" style:font-size-asian="14pt" style:font-weight-asian="bold" style:font-size-complex="14pt" style:font-weight-complex="bold"/>
    </style:style>
    <style:style style:name="T15" style:family="text">
      <style:text-properties fo:font-variant="normal" fo:text-transform="none" fo:color="#000000" style:font-name="Times New Roman" fo:font-size="14pt" fo:letter-spacing="normal" fo:font-style="normal" fo:font-weight="normal" officeooo:rsid="003182ed" style:font-size-asian="14pt" style:font-weight-asian="bold" style:font-size-complex="14pt" style:font-weight-complex="bold"/>
    </style:style>
    <style:style style:name="T16" style:family="text">
      <style:text-properties fo:font-variant="normal" fo:text-transform="none" fo:color="#000000" style:font-name="Times New Roman" fo:font-size="14pt" fo:letter-spacing="normal" fo:font-style="normal" fo:font-weight="normal" officeooo:rsid="00327b31" style:font-size-asian="14pt" style:font-weight-asian="bold" style:font-size-complex="14pt" style:font-weight-complex="bold"/>
    </style:style>
    <style:style style:name="T17" style:family="text">
      <style:text-properties fo:font-variant="normal" fo:text-transform="none" fo:color="#000000" style:font-name="Times New Roman" fo:font-size="14pt" fo:letter-spacing="normal" fo:font-style="normal" fo:font-weight="bold" officeooo:rsid="00100c1f" style:font-size-asian="14pt" style:font-weight-asian="bold" style:font-size-complex="14pt" style:font-weight-complex="bold"/>
    </style:style>
    <style:style style:name="T18" style:family="text">
      <style:text-properties fo:font-variant="normal" fo:text-transform="none" fo:color="#000000" style:font-name="Times New Roman" fo:font-size="14pt" fo:letter-spacing="normal" fo:font-style="normal" fo:font-weight="bold" officeooo:rsid="0017be4a" style:font-size-asian="14pt" style:font-weight-asian="bold" style:font-size-complex="14pt" style:font-weight-complex="bold"/>
    </style:style>
    <style:style style:name="T19" style:family="text">
      <style:text-properties fo:font-variant="normal" fo:text-transform="none" fo:color="#000000" style:font-name="Times New Roman" fo:font-size="14pt" fo:letter-spacing="normal" fo:font-style="normal" fo:font-weight="bold" officeooo:rsid="00182425" style:font-size-asian="14pt" style:font-weight-asian="bold" style:font-size-complex="14pt" style:font-weight-complex="bold"/>
    </style:style>
    <style:style style:name="T20" style:family="text">
      <style:text-properties fo:font-variant="normal" fo:text-transform="none" fo:color="#000000" style:font-name="DejaVu Sans Mono" fo:font-size="9pt" fo:letter-spacing="normal" fo:font-style="normal" fo:font-weight="normal" officeooo:rsid="002fb62b" style:font-size-asian="14pt" style:font-weight-asian="bold" style:font-size-complex="14pt" style:font-weight-complex="bold"/>
    </style:style>
    <style:style style:name="T21" style:family="text">
      <style:text-properties fo:font-variant="normal" fo:text-transform="none" fo:color="#444444" style:font-name="Times New Roman" fo:font-size="14pt" fo:letter-spacing="normal" fo:font-style="normal" officeooo:rsid="00100c1f" fo:background-color="#cccccc" loext:char-shading-value="0" style:font-size-asian="14pt" style:font-size-complex="14pt"/>
    </style:style>
    <style:style style:name="T22" style:family="text">
      <style:text-properties fo:font-variant="normal" fo:text-transform="none" fo:color="#444444" style:font-name="Times New Roman" fo:font-size="14pt" fo:letter-spacing="normal" fo:font-style="normal" fo:font-weight="normal" style:font-size-asian="14pt" style:font-size-complex="14pt"/>
    </style:style>
    <style:style style:name="T23" style:family="text">
      <style:text-properties fo:font-variant="normal" fo:text-transform="none" fo:color="#444444" style:font-name="Times New Roman" fo:font-size="14pt" fo:letter-spacing="normal" fo:font-style="normal" fo:font-weight="normal" officeooo:rsid="00100c1f" style:font-size-asian="14pt" style:font-size-complex="14pt"/>
    </style:style>
    <style:style style:name="T24" style:family="text">
      <style:text-properties fo:font-variant="normal" fo:text-transform="none" fo:color="#444444" style:font-name="Times New Roman" fo:font-size="14pt" fo:letter-spacing="normal" fo:font-style="normal" fo:font-weight="normal" officeooo:rsid="00134662" style:font-size-asian="14pt" style:font-size-complex="14pt"/>
    </style:style>
    <style:style style:name="T25" style:family="text">
      <style:text-properties fo:font-variant="normal" fo:text-transform="none" fo:color="#444444" style:font-name="Times New Roman" fo:font-size="14pt" fo:letter-spacing="normal" fo:font-style="normal" fo:font-weight="normal" officeooo:rsid="002caf62" style:font-size-asian="14pt" style:font-size-complex="14pt"/>
    </style:style>
    <style:style style:name="T26" style:family="text">
      <style:text-properties fo:font-variant="normal" fo:text-transform="none" fo:color="#444444" style:font-name="Times New Roman" fo:font-size="14pt" fo:letter-spacing="normal" fo:font-style="normal" fo:font-weight="normal" officeooo:rsid="0011367e" style:font-size-asian="14pt" style:font-weight-asian="bold" style:font-size-complex="14pt" style:font-weight-complex="bold"/>
    </style:style>
    <style:style style:name="T27" style:family="text">
      <style:text-properties fo:font-variant="normal" fo:text-transform="none" fo:color="#444444" style:font-name="Times New Roman" fo:font-size="14pt" fo:letter-spacing="normal" fo:font-style="normal" fo:font-weight="normal" officeooo:rsid="001192d2" style:font-size-asian="14pt" style:font-weight-asian="bold" style:font-size-complex="14pt" style:font-weight-complex="bold"/>
    </style:style>
    <style:style style:name="T28" style:family="text">
      <style:text-properties fo:font-variant="normal" fo:text-transform="none" fo:color="#444444" style:font-name="Times New Roman" fo:font-size="14pt" fo:letter-spacing="normal" fo:font-style="normal" fo:font-weight="normal" officeooo:rsid="0011cf78" style:font-size-asian="14pt" style:font-weight-asian="bold" style:font-size-complex="14pt" style:font-weight-complex="bold"/>
    </style:style>
    <style:style style:name="T29" style:family="text">
      <style:text-properties fo:font-variant="normal" fo:text-transform="none" fo:color="#444444" style:font-name="Times New Roman" fo:font-size="14pt" fo:letter-spacing="normal" fo:font-style="normal" fo:font-weight="normal" officeooo:rsid="00131e04" style:font-size-asian="14pt" style:font-weight-asian="bold" style:font-size-complex="14pt" style:font-weight-complex="bold"/>
    </style:style>
    <style:style style:name="T30" style:family="text">
      <style:text-properties fo:font-variant="normal" fo:text-transform="none" fo:color="#444444" style:font-name="Times New Roman" fo:font-size="14pt" fo:letter-spacing="normal" fo:font-style="normal" fo:font-weight="normal" officeooo:rsid="00134662" style:font-size-asian="14pt" style:font-weight-asian="bold" style:font-size-complex="14pt" style:font-weight-complex="bold"/>
    </style:style>
    <style:style style:name="T31" style:family="text">
      <style:text-properties fo:font-variant="normal" fo:text-transform="none" fo:color="#444444" style:font-name="Times New Roman" fo:font-size="14pt" fo:letter-spacing="normal" fo:font-style="normal" fo:font-weight="normal" officeooo:rsid="00168440" style:font-size-asian="14pt" style:font-weight-asian="bold" style:font-size-complex="14pt" style:font-weight-complex="bold"/>
    </style:style>
    <style:style style:name="T32" style:family="text">
      <style:text-properties fo:font-variant="normal" fo:text-transform="none" fo:color="#444444" style:font-name="Times New Roman" fo:font-size="14pt" fo:letter-spacing="normal" fo:font-style="normal" fo:font-weight="normal" officeooo:rsid="0011cf78" fo:background-color="#9bbb59" loext:char-shading-value="0" style:font-size-asian="14pt" style:font-size-complex="14pt"/>
    </style:style>
    <style:style style:name="T33" style:family="text">
      <style:text-properties fo:font-variant="normal" fo:text-transform="none" fo:color="#444444" style:font-name="Times New Roman" fo:font-size="14pt" fo:letter-spacing="normal" fo:font-style="normal" fo:font-weight="normal" fo:background-color="#ffc000" loext:char-shading-value="0" style:font-size-asian="14pt" style:font-size-complex="14pt"/>
    </style:style>
    <style:style style:name="T34" style:family="text">
      <style:text-properties fo:font-variant="normal" fo:text-transform="none" fo:color="#444444" style:font-name="Times New Roman" fo:font-size="14pt" fo:letter-spacing="normal" fo:font-style="normal" fo:font-weight="normal" fo:background-color="#ffff00" loext:char-shading-value="0" style:font-size-asian="14pt" style:font-size-complex="14pt"/>
    </style:style>
    <style:style style:name="T35" style:family="text">
      <style:text-properties fo:font-variant="normal" fo:text-transform="none" fo:color="#444444" style:font-name="Times New Roman" fo:font-size="14pt" fo:letter-spacing="normal" fo:font-style="normal" fo:font-weight="bold" officeooo:rsid="0011367e" style:font-size-asian="14pt" style:font-weight-asian="bold" style:font-size-complex="14pt" style:font-weight-complex="bold"/>
    </style:style>
    <style:style style:name="T36" style:family="text">
      <style:text-properties fo:font-variant="normal" fo:text-transform="none" fo:color="#444444" style:font-name="Times New Roman" fo:font-size="14pt" fo:letter-spacing="normal" fo:font-style="normal" officeooo:rsid="0011cf78" fo:background-color="#9bbb59" loext:char-shading-value="0" style:font-size-asian="14pt" style:font-size-complex="14pt"/>
    </style:style>
    <style:style style:name="T37" style:family="text">
      <style:text-properties fo:font-variant="normal" fo:text-transform="none" fo:color="#444444" style:font-name="Times New Roman" fo:font-size="14pt" fo:letter-spacing="normal" fo:font-style="normal" officeooo:rsid="0011cf78" style:font-size-asian="14pt" style:font-size-complex="14pt"/>
    </style:style>
    <style:style style:name="T38" style:family="text">
      <style:text-properties fo:font-variant="normal" fo:text-transform="none" fo:color="#444444" style:font-name="Times New Roman" fo:font-size="14pt" fo:letter-spacing="normal" fo:font-style="normal" style:text-underline-style="solid" style:text-underline-width="auto" style:text-underline-color="font-color" fo:font-weight="normal" style:font-size-asian="14pt" style:font-size-complex="14pt"/>
    </style:style>
    <style:style style:name="T39" style:family="text">
      <style:text-properties fo:font-variant="normal" fo:text-transform="none" fo:color="#384452" style:font-name="Roboto" fo:font-size="12pt" fo:letter-spacing="normal" fo:font-style="normal" fo:font-weight="normal" officeooo:rsid="0019f5f5" style:font-size-asian="14pt" style:font-weight-asian="bold" style:font-size-complex="14pt" style:font-weight-complex="bold"/>
    </style:style>
    <style:style style:name="T40" style:family="text">
      <style:text-properties fo:font-variant="normal" fo:text-transform="none" fo:color="#384452" style:font-name="Roboto" fo:font-size="12pt" fo:letter-spacing="normal" fo:font-style="normal" fo:font-weight="normal" officeooo:rsid="0020595f" style:font-size-asian="14pt" style:font-weight-asian="bold" style:font-size-complex="14pt" style:font-weight-complex="bold"/>
    </style:style>
    <style:style style:name="T41" style:family="text">
      <style:text-properties fo:font-variant="normal" fo:text-transform="none" fo:color="#384452" style:font-name="Times New Roman" fo:font-size="14pt" fo:letter-spacing="normal" fo:font-style="normal" fo:font-weight="normal" officeooo:rsid="00182425" style:font-size-asian="14pt" style:font-weight-asian="bold" style:font-size-complex="14pt" style:font-weight-complex="bold"/>
    </style:style>
    <style:style style:name="T42" style:family="text">
      <style:text-properties fo:font-variant="normal" fo:text-transform="none" fo:color="#000080" style:font-name="Times New Roman" fo:font-size="14pt" fo:letter-spacing="normal" fo:font-style="normal" fo:font-weight="bold" officeooo:rsid="00223730" style:font-size-asian="14pt" style:font-weight-asian="bold" style:font-size-complex="14pt" style:font-weight-complex="bold"/>
    </style:style>
    <style:style style:name="T43" style:family="text">
      <style:text-properties fo:font-variant="normal" fo:text-transform="none" fo:color="#000080" style:font-name="DejaVu Sans Mono" fo:font-size="9pt" fo:letter-spacing="normal" fo:font-style="normal" fo:font-weight="bold" officeooo:rsid="002fb62b" style:font-size-asian="14pt" style:font-weight-asian="bold" style:font-size-complex="14pt" style:font-weight-complex="bold"/>
    </style:style>
    <style:style style:name="T44" style:family="text">
      <style:text-properties officeooo:rsid="00100c1f"/>
    </style:style>
    <style:style style:name="T45" style:family="text">
      <style:text-properties style:text-underline-style="solid" style:text-underline-width="auto" style:text-underline-color="font-color" fo:font-weight="bold" officeooo:rsid="00100c1f" style:font-weight-asian="bold" style:font-weight-complex="bold"/>
    </style:style>
    <style:style style:name="T46" style:family="text">
      <style:text-properties fo:font-weight="bold" style:font-weight-asian="bold" style:font-weight-complex="bold"/>
    </style:style>
    <style:style style:name="T47" style:family="text">
      <style:text-properties fo:font-weight="normal"/>
    </style:style>
    <style:style style:name="T48" style:family="text">
      <style:text-properties fo:font-weight="normal" officeooo:rsid="00100c1f"/>
    </style:style>
    <style:style style:name="T49" style:family="text">
      <style:text-properties fo:font-weight="normal" officeooo:rsid="001192d2"/>
    </style:style>
    <style:style style:name="T50" style:family="text">
      <style:text-properties fo:color="#000080"/>
    </style:style>
    <style:style style:name="T51" style:family="text">
      <style:text-properties fo:color="#000080" fo:font-weight="bold"/>
    </style:style>
    <style:style style:name="T52" style:family="text">
      <style:text-properties fo:color="#000080" style:font-name="DejaVu Sans Mono" fo:font-size="9pt" fo:font-weight="bold"/>
    </style:style>
    <style:style style:name="T53" style:family="text">
      <style:text-properties style:text-position="33% 80%" style:font-name="Times New Roman" fo:font-size="14pt" style:font-size-asian="14pt" style:font-size-complex="14pt"/>
    </style:style>
    <style:style style:name="T54" style:family="text">
      <style:text-properties style:font-name="Times New Roman" fo:font-size="14pt" style:font-size-asian="14pt" style:font-size-complex="14pt"/>
    </style:style>
    <style:style style:name="T55" style:family="text">
      <style:text-properties style:font-name="Times New Roman" fo:font-size="14pt" officeooo:rsid="000f8ac7" style:font-size-asian="14pt" style:font-size-complex="14pt"/>
    </style:style>
    <style:style style:name="T56" style:family="text">
      <style:text-properties fo:color="#660e7a" fo:font-style="italic" fo:font-weight="bold"/>
    </style:style>
    <style:style style:name="T57" style:family="text">
      <style:text-properties fo:color="#008000" fo:font-weight="bold"/>
    </style:style>
    <style:style style:name="T58" style:family="text">
      <style:text-properties fo:color="#0000ff"/>
    </style:style>
    <style:style style:name="T59" style:family="text">
      <style:text-properties officeooo:rsid="0025252f"/>
    </style:style>
    <style:style style:name="T60" style:family="text">
      <style:text-properties style:font-name="DejaVu Sans Mono" fo:font-size="9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Краткая история языка Java.</text:p>
      <text:p text:style-name="P1"><text:span text:style-name="T55">Язык JAVA начали разрабатывать в начале 90 компанией SUN microsystem. Основное направление языка предусматривал програмирование микроволновок, стиральных машин, восновном бытовую технику. Основное требование выставлялось независимость от платформы. Первое название было дано Oak(дуб) познее java. Популярность прибреле java c 1995 года с началом развития интернета. Далие происходила своя эвалюция языка с выпуском новых версий. Про эвалюцию можно почитать здесь </text:span><text:a xlink:type="simple" xlink:href="https://ru.wikipedia.org/wiki/Java" text:style-name="Internet_20_link" text:visited-style-name="Visited_20_Internet_20_Link"><text:span text:style-name="T55">https://ru.wikipedia.org/wiki/Java</text:span></text:a><text:span text:style-name="T55"><text:line-break/><text:line-break/></text:span><text:span text:style-name="T1">Лексемы<text:line-break/><text:line-break/></text:span><text:span text:style-name="T17">Лексемы</text:span><text:span text:style-name="T2"> java это набор символ которые используються для написания кода программы.</text:span></text:p>
      <text:p text:style-name="P8"><text:line-break/>Их можно разделить на три типа<text:line-break/></text:p>
      <text:p text:style-name="P9">1) Незначащие символы</text:p>
      <text:p text:style-name="P9">2) Комментарии</text:p>
      <text:p text:style-name="P9">3) Лексемы</text:p>
      <text:p text:style-name="P13"/>
      <text:p text:style-name="P13"><text:span text:style-name="T44">К </text:span><text:span text:style-name="T45">незначительным символом</text:span><text:span text:style-name="T44"> относяться <text:s/>пробелы,символы табуляции, перевод строки.</text:span></text:p>
      <text:p text:style-name="P13"><text:span text:style-name="T45">Коментарии</text:span><text:span text:style-name="T44"> <text:s text:c="2"/>это пояснение к программе Коментарии бывают однострочные и многострочные. Примеры</text:span></text:p>
      <text:p text:style-name="P13"/>
      <text:p text:style-name="P16">однострочный</text:p>
      <text:p text:style-name="P13">//<text:span text:style-name="T44">Вес товара</text:span></text:p>
      <text:p text:style-name="P14">private int weight;<text:line-break/></text:p>
      <text:p text:style-name="P15"><text:span text:style-name="T46">многострочный</text:span> </text:p>
      <text:p text:style-name="P14">/**</text:p>
      <text:p text:style-name="P15">* <text:s/>This method calculet full weight for full</text:p>
      <text:p text:style-name="P15">* <text:s/>product or <text:s/>parcel.(Этот метод расчитывает вес для всего продукта или посылки )</text:p>
      <text:p text:style-name="P14">*/<text:line-break/>public int totalWeight() {</text:p>
      <text:p text:style-name="P14"/>
      <text:p text:style-name="P14">}</text:p>
      <text:p text:style-name="P14"/>
      <text:p text:style-name="P15"><text:span text:style-name="T46">Блочные коментарии</text:span> /**/</text:p>
      <text:p text:style-name="P15"/>
      <text:p text:style-name="P17"><text:span text:style-name="Strong_20_Emphasis"><text:span text:style-name="T21">Лексемы</text:span></text:span><text:span text:style-name="T23"> – это элементарные конструкции языка, из которых транслятор javac генерирует исполняемый байт-код, который может быть выполнен виртуальной машиной Java.</text:span><text:span text:style-name="T25">==</text:span></text:p>
      <text:p text:style-name="P19"><text:soft-page-break/>В Java существуют следующие виды лексем:</text:p>
      <text:list xml:id="list5582440788549371077" text:style-name="L1">
        <text:list-item>
          <text:p text:style-name="P43">Идентификаторы</text:p>
        </text:list-item>
        <text:list-item>
          <text:p text:style-name="P43">Ключевые слова</text:p>
        </text:list-item>
        <text:list-item>
          <text:p text:style-name="P43">Литералы</text:p>
        </text:list-item>
        <text:list-item>
          <text:p text:style-name="P43">Разделители</text:p>
        </text:list-item>
        <text:list-item>
          <text:p text:style-name="P45">Операторы</text:p>
        </text:list-item>
      </text:list>
      <text:p text:style-name="P4">Идентификатором может выступать имя класса, метода, параметра и переменной.</text:p>
      <text:p text:style-name="P2"><text:span text:style-name="T48"><text:line-break/>П</text:span><text:span text:style-name="T47">римеры(индификатор выделен жирным)<text:line-break/><text:line-break/>//</text:span><text:span text:style-name="T49">переменная</text:span></text:p>
      <text:p text:style-name="P2"><text:span text:style-name="T47">public String </text:span>clientFirstName<text:span text:style-name="T47">;</text:span></text:p>
      <text:p text:style-name="P5"/>
      <text:p text:style-name="P3"><text:span text:style-name="T47">//</text:span><text:span text:style-name="T49">Имя метода</text:span></text:p>
      <text:p text:style-name="P2"><text:span text:style-name="T47">public String </text:span>getClientFirstName<text:span text:style-name="T47">();</text:span></text:p>
      <text:p text:style-name="P6"/>
      <text:p text:style-name="P2"><text:span text:style-name="T47">//</text:span><text:span text:style-name="T49">Имя класса</text:span></text:p>
      <text:p text:style-name="P10"/>
      <text:p text:style-name="P36"><text:span text:style-name="T50">public class </text:span>Main</text:p>
      <text:p text:style-name="P7">{}</text:p>
      <text:p text:style-name="P7">//Параметр метода</text:p>
      <text:p text:style-name="P11"><text:span text:style-name="T26">public </text:span><text:span text:style-name="T27">void</text:span><text:span text:style-name="T26"> </text:span><text:span text:style-name="T27">s</text:span><text:span text:style-name="T26">etClientFirstName(</text:span><text:span text:style-name="T27">final String </text:span><text:span text:style-name="T35">clientFirstName</text:span><text:span text:style-name="T26">);<text:line-break/><text:line-break/></text:span><text:span text:style-name="T28">Основная информация <text:line-break/></text:span><text:a xlink:type="simple" xlink:href="https://docs.oracle.com/javase/tutorial/java/nutsandbolts/variables.html" text:style-name="Internet_20_link" text:visited-style-name="Visited_20_Internet_20_Link">https://docs.oracle.com/javase/tutorial/java/nutsandbolts/variables.html</text:a><text:span text:style-name="T28"><text:line-break/><text:line-break/></text:span><text:span text:style-name="Strong_20_Emphasis"><text:span text:style-name="T36">Ключевые слова</text:span></text:span><text:span text:style-name="Strong_20_Emphasis"><text:span text:style-name="T37"> языка Java </text:span></text:span></text:p>
      <text:p text:style-name="P11"><text:span text:style-name="Strong_20_Emphasis"><text:span text:style-name="T37"/></text:span></text:p>
      <text:p text:style-name="P11"><text:span text:style-name="Strong_20_Emphasis"><text:span text:style-name="T37"/></text:span></text:p>
      <table:table table:name="Table1" table:style-name="Table1">
        <table:table-column table:style-name="Table1.A" table:number-columns-repeated="5"/>
        <table:table-row>
          <table:table-cell table:style-name="Table1.A1" office:value-type="string">
            <text:p text:style-name="P35"><text:span text:style-name="Source_20_Text"><text:span text:style-name="T54">abstract</text:span></text:span></text:p>
          </table:table-cell>
          <table:table-cell table:style-name="Table1.A1" office:value-type="string">
            <text:p text:style-name="P35"><text:span text:style-name="Source_20_Text"><text:span text:style-name="T54">continue</text:span></text:span></text:p>
          </table:table-cell>
          <table:table-cell table:style-name="Table1.A1" office:value-type="string">
            <text:p text:style-name="P35"><text:span text:style-name="Source_20_Text"><text:span text:style-name="T54">for</text:span></text:span></text:p>
          </table:table-cell>
          <table:table-cell table:style-name="Table1.A1" office:value-type="string">
            <text:p text:style-name="P35"><text:span text:style-name="Source_20_Text"><text:span text:style-name="T54">new</text:span></text:span></text:p>
          </table:table-cell>
          <table:table-cell table:style-name="Table1.A1" office:value-type="string">
            <text:p text:style-name="P35"><text:span text:style-name="Source_20_Text"><text:span text:style-name="T54">switch</text:span></text:span></text:p>
          </table:table-cell>
        </table:table-row>
        <table:table-row>
          <table:table-cell table:style-name="Table1.A1" office:value-type="string">
            <text:p text:style-name="Table_20_Contents"><text:span text:style-name="Source_20_Text"><text:span text:style-name="T54">assert</text:span></text:span><text:span text:style-name="T53">***</text:span></text:p>
          </table:table-cell>
          <table:table-cell table:style-name="Table1.A1" office:value-type="string">
            <text:p text:style-name="P35"><text:span text:style-name="Source_20_Text"><text:span text:style-name="T54">default</text:span></text:span></text:p>
          </table:table-cell>
          <table:table-cell table:style-name="Table1.A1" office:value-type="string">
            <text:p text:style-name="P35"><text:span text:style-name="Source_20_Text"><text:span text:style-name="T54">goto</text:span></text:span><text:span text:style-name="T53">*</text:span></text:p>
          </table:table-cell>
          <table:table-cell table:style-name="Table1.A1" office:value-type="string">
            <text:p text:style-name="P35"><text:span text:style-name="Source_20_Text"><text:span text:style-name="T54">package</text:span></text:span></text:p>
          </table:table-cell>
          <table:table-cell table:style-name="Table1.A1" office:value-type="string">
            <text:p text:style-name="P35"><text:span text:style-name="Source_20_Text"><text:span text:style-name="T54">synchronized</text:span></text:span></text:p>
          </table:table-cell>
        </table:table-row>
        <table:table-row>
          <table:table-cell table:style-name="Table1.A1" office:value-type="string">
            <text:p text:style-name="P35"><text:span text:style-name="Source_20_Text"><text:span text:style-name="T54">boolean</text:span></text:span></text:p>
          </table:table-cell>
          <table:table-cell table:style-name="Table1.A1" office:value-type="string">
            <text:p text:style-name="P35"><text:span text:style-name="Source_20_Text"><text:span text:style-name="T54">do</text:span></text:span></text:p>
          </table:table-cell>
          <table:table-cell table:style-name="Table1.A1" office:value-type="string">
            <text:p text:style-name="P35"><text:span text:style-name="Source_20_Text"><text:span text:style-name="T54">if</text:span></text:span></text:p>
          </table:table-cell>
          <table:table-cell table:style-name="Table1.A1" office:value-type="string">
            <text:p text:style-name="P35"><text:span text:style-name="Source_20_Text"><text:span text:style-name="T54">private</text:span></text:span></text:p>
          </table:table-cell>
          <table:table-cell table:style-name="Table1.A1" office:value-type="string">
            <text:p text:style-name="P35"><text:span text:style-name="Source_20_Text"><text:span text:style-name="T54">this</text:span></text:span></text:p>
          </table:table-cell>
        </table:table-row>
        <table:table-row>
          <table:table-cell table:style-name="Table1.A1" office:value-type="string">
            <text:p text:style-name="P35"><text:span text:style-name="Source_20_Text"><text:span text:style-name="T54">break</text:span></text:span></text:p>
          </table:table-cell>
          <table:table-cell table:style-name="Table1.A1" office:value-type="string">
            <text:p text:style-name="P35"><text:span text:style-name="Source_20_Text"><text:span text:style-name="T54">double</text:span></text:span></text:p>
          </table:table-cell>
          <table:table-cell table:style-name="Table1.A1" office:value-type="string">
            <text:p text:style-name="P35"><text:span text:style-name="Source_20_Text"><text:span text:style-name="T54">implements</text:span></text:span></text:p>
          </table:table-cell>
          <table:table-cell table:style-name="Table1.A1" office:value-type="string">
            <text:p text:style-name="P35"><text:span text:style-name="Source_20_Text"><text:span text:style-name="T54">protected</text:span></text:span></text:p>
          </table:table-cell>
          <table:table-cell table:style-name="Table1.A1" office:value-type="string">
            <text:p text:style-name="P35"><text:span text:style-name="Source_20_Text"><text:span text:style-name="T54">throw</text:span></text:span></text:p>
          </table:table-cell>
        </table:table-row>
        <table:table-row>
          <table:table-cell table:style-name="Table1.A1" office:value-type="string">
            <text:p text:style-name="P35"><text:span text:style-name="Source_20_Text"><text:span text:style-name="T54">byte</text:span></text:span></text:p>
          </table:table-cell>
          <table:table-cell table:style-name="Table1.A1" office:value-type="string">
            <text:p text:style-name="P35"><text:span text:style-name="Source_20_Text"><text:span text:style-name="T54">else</text:span></text:span></text:p>
          </table:table-cell>
          <table:table-cell table:style-name="Table1.A1" office:value-type="string">
            <text:p text:style-name="P35"><text:span text:style-name="Source_20_Text"><text:span text:style-name="T54">import</text:span></text:span></text:p>
          </table:table-cell>
          <table:table-cell table:style-name="Table1.A1" office:value-type="string">
            <text:p text:style-name="P35"><text:span text:style-name="Source_20_Text"><text:span text:style-name="T54">public</text:span></text:span></text:p>
          </table:table-cell>
          <table:table-cell table:style-name="Table1.A1" office:value-type="string">
            <text:p text:style-name="P35"><text:span text:style-name="Source_20_Text"><text:span text:style-name="T54">throws</text:span></text:span></text:p>
          </table:table-cell>
        </table:table-row>
        <table:table-row>
          <table:table-cell table:style-name="Table1.A1" office:value-type="string">
            <text:p text:style-name="P35"><text:span text:style-name="Source_20_Text"><text:span text:style-name="T54">case</text:span></text:span></text:p>
          </table:table-cell>
          <table:table-cell table:style-name="Table1.A1" office:value-type="string">
            <text:p text:style-name="P35"><text:span text:style-name="Source_20_Text"><text:span text:style-name="T54">enum</text:span></text:span><text:span text:style-name="T53">****</text:span></text:p>
          </table:table-cell>
          <table:table-cell table:style-name="Table1.A1" office:value-type="string">
            <text:p text:style-name="P35"><text:span text:style-name="Source_20_Text"><text:span text:style-name="T54">instanceof</text:span></text:span></text:p>
          </table:table-cell>
          <table:table-cell table:style-name="Table1.A1" office:value-type="string">
            <text:p text:style-name="P35"><text:span text:style-name="Source_20_Text"><text:span text:style-name="T54">return</text:span></text:span></text:p>
          </table:table-cell>
          <table:table-cell table:style-name="Table1.A1" office:value-type="string">
            <text:p text:style-name="P35"><text:span text:style-name="Source_20_Text"><text:span text:style-name="T54">transient</text:span></text:span></text:p>
          </table:table-cell>
        </table:table-row>
        <table:table-row>
          <table:table-cell table:style-name="Table1.A1" office:value-type="string">
            <text:p text:style-name="P35"><text:span text:style-name="Source_20_Text"><text:span text:style-name="T54">catch</text:span></text:span></text:p>
          </table:table-cell>
          <table:table-cell table:style-name="Table1.A1" office:value-type="string">
            <text:p text:style-name="P35"><text:span text:style-name="Source_20_Text"><text:span text:style-name="T54">extends</text:span></text:span></text:p>
          </table:table-cell>
          <table:table-cell table:style-name="Table1.A1" office:value-type="string">
            <text:p text:style-name="P35"><text:span text:style-name="Source_20_Text"><text:span text:style-name="T54">int</text:span></text:span></text:p>
          </table:table-cell>
          <table:table-cell table:style-name="Table1.A1" office:value-type="string">
            <text:p text:style-name="P35"><text:span text:style-name="Source_20_Text"><text:span text:style-name="T54">short</text:span></text:span></text:p>
          </table:table-cell>
          <table:table-cell table:style-name="Table1.A1" office:value-type="string">
            <text:p text:style-name="P35"><text:span text:style-name="Source_20_Text"><text:span text:style-name="T54">try</text:span></text:span></text:p>
          </table:table-cell>
        </table:table-row>
        <table:table-row>
          <table:table-cell table:style-name="Table1.A1" office:value-type="string">
            <text:p text:style-name="P35"><text:span text:style-name="Source_20_Text"><text:span text:style-name="T54">char</text:span></text:span></text:p>
          </table:table-cell>
          <table:table-cell table:style-name="Table1.A1" office:value-type="string">
            <text:p text:style-name="P35"><text:span text:style-name="Source_20_Text"><text:span text:style-name="T54">final</text:span></text:span></text:p>
          </table:table-cell>
          <table:table-cell table:style-name="Table1.A1" office:value-type="string">
            <text:p text:style-name="P35"><text:span text:style-name="Source_20_Text"><text:span text:style-name="T54">interface</text:span></text:span></text:p>
          </table:table-cell>
          <table:table-cell table:style-name="Table1.A1" office:value-type="string">
            <text:p text:style-name="P35"><text:span text:style-name="Source_20_Text"><text:span text:style-name="T54">static</text:span></text:span></text:p>
          </table:table-cell>
          <table:table-cell table:style-name="Table1.A1" office:value-type="string">
            <text:p text:style-name="P35"><text:span text:style-name="Source_20_Text"><text:span text:style-name="T54">void</text:span></text:span></text:p>
          </table:table-cell>
        </table:table-row>
        <table:table-row>
          <table:table-cell table:style-name="Table1.A1" office:value-type="string">
            <text:p text:style-name="P35"><text:span text:style-name="Source_20_Text"><text:span text:style-name="T54">class</text:span></text:span></text:p>
          </table:table-cell>
          <table:table-cell table:style-name="Table1.A1" office:value-type="string">
            <text:p text:style-name="P35"><text:span text:style-name="Source_20_Text"><text:span text:style-name="T54">finally</text:span></text:span></text:p>
          </table:table-cell>
          <table:table-cell table:style-name="Table1.A1" office:value-type="string">
            <text:p text:style-name="P35"><text:span text:style-name="Source_20_Text"><text:span text:style-name="T54">long</text:span></text:span></text:p>
          </table:table-cell>
          <table:table-cell table:style-name="Table1.A1" office:value-type="string">
            <text:p text:style-name="P35"><text:span text:style-name="Source_20_Text"><text:span text:style-name="T54">strictfp</text:span></text:span><text:span text:style-name="T53">**</text:span></text:p>
          </table:table-cell>
          <table:table-cell table:style-name="Table1.A1" office:value-type="string">
            <text:p text:style-name="P35"><text:span text:style-name="Source_20_Text"><text:span text:style-name="T54">volatile</text:span></text:span></text:p>
          </table:table-cell>
        </table:table-row>
        <table:table-row>
          <table:table-cell table:style-name="Table1.A1" office:value-type="string">
            <text:p text:style-name="P35"><text:span text:style-name="Source_20_Text"><text:span text:style-name="T54">const</text:span></text:span><text:span text:style-name="T53">*</text:span></text:p>
          </table:table-cell>
          <table:table-cell table:style-name="Table1.A1" office:value-type="string">
            <text:p text:style-name="P35"><text:span text:style-name="Source_20_Text"><text:span text:style-name="T54">float</text:span></text:span></text:p>
          </table:table-cell>
          <table:table-cell table:style-name="Table1.A1" office:value-type="string">
            <text:p text:style-name="P35"><text:span text:style-name="Source_20_Text"><text:span text:style-name="T54">native</text:span></text:span></text:p>
          </table:table-cell>
          <table:table-cell table:style-name="Table1.A1" office:value-type="string">
            <text:p text:style-name="P35"><text:span text:style-name="Source_20_Text"><text:span text:style-name="T54">super</text:span></text:span></text:p>
          </table:table-cell>
          <table:table-cell table:style-name="Table1.A1" office:value-type="string">
            <text:p text:style-name="P35"><text:span text:style-name="Source_20_Text"><text:span text:style-name="T54">while</text:span></text:span></text:p>
          </table:table-cell>
        </table:table-row>
      </table:table>
      <text:p text:style-name="P12"><text:soft-page-break/><text:span text:style-name="Strong_20_Emphasis"><text:span text:style-name="T28"><text:line-break/></text:span></text:span><text:span text:style-name="Strong_20_Emphasis"><text:span text:style-name="T29">https://docs.oracle.com/javase/tutorial/java/nutsandbolts/_keywords.html</text:span></text:span><text:span text:style-name="Strong_20_Emphasis"><text:span text:style-name="T28"><text:line-break/></text:span></text:span><text:a xlink:type="simple" xlink:href="https://en.wikipedia.org/wiki/List_of_Java_keywords" text:style-name="Internet_20_link" text:visited-style-name="Visited_20_Internet_20_Link"><text:span text:style-name="Strong_20_Emphasis">https://en.wikipeda</text:span></text:a><text:a xlink:type="simple" xlink:href="https://en.wikipedia.org/wiki/List_of_Java_keywords" text:style-name="Internet_20_link" text:visited-style-name="Visited_20_Internet_20_Link"><text:span text:style-name="Strong_20_Emphasis">i</text:span></text:a><text:a xlink:type="simple" xlink:href="https://en.wikipedia.org/wiki/List_of_Java_keywords" text:style-name="Internet_20_link" text:visited-style-name="Visited_20_Internet_20_Link"><text:span text:style-name="Strong_20_Emphasis">.org/wiki/List_of_Java_keywords</text:span></text:a><text:span text:style-name="Strong_20_Emphasis"><text:span text:style-name="T28"><text:line-break/><text:line-break/></text:span></text:span></text:p>
      <text:p text:style-name="P20"><text:span text:style-name="Strong_20_Emphasis"><text:span text:style-name="T32">Литералы</text:span></text:span><text:span text:style-name="Strong_20_Emphasis"><text:span text:style-name="T28"> позволяют задать непосредственно в коде программы значения для числовых, символьных, логических и строковых выражений. В Java определены следующие типы литералов:</text:span></text:span></text:p>
      <text:list xml:id="list4779058675884158948" text:style-name="L2">
        <text:list-item>
          <text:p text:style-name="P44"><text:span text:style-name="Strong_20_Emphasis"><text:span text:style-name="T33">целый</text:span></text:span><text:span text:style-name="T33"> (</text:span><text:span text:style-name="Strong_20_Emphasis"><text:span text:style-name="T33">integer</text:span></text:span><text:span text:style-name="T33">)</text:span><text:span text:style-name="T22"> – </text:span><text:span text:style-name="T34">по умолчанию имеет тип данных </text:span><text:span text:style-name="Strong_20_Emphasis"><text:span text:style-name="T34">int</text:span></text:span><text:span text:style-name="T33"><text:line-break/></text:span><text:span text:style-name="T22">примеры: </text:span><text:span text:style-name="Strong_20_Emphasis"><text:span text:style-name="T22">55</text:span></text:span><text:span text:style-name="T22"> (десятичное), </text:span><text:span text:style-name="Strong_20_Emphasis"><text:span text:style-name="T22">555_555</text:span></text:span><text:span text:style-name="T22"> (десятичное 555555, этот формат введен в Java 7),<text:line-break/></text:span><text:span text:style-name="Strong_20_Emphasis"><text:span text:style-name="T22">7000000000L</text:span></text:span><text:span text:style-name="T22"> (десятичное тип </text:span><text:span text:style-name="Strong_20_Emphasis"><text:span text:style-name="T22">long</text:span></text:span><text:span text:style-name="T22">, ASCII символ </text:span><text:span text:style-name="Strong_20_Emphasis"><text:span text:style-name="T22">L</text:span></text:span><text:span text:style-name="T22"> в любом регистре) <text:line-break/></text:span><text:span text:style-name="Strong_20_Emphasis"><text:span text:style-name="T22">07</text:span></text:span><text:span text:style-name="T22"> (восьмеричное начинается с нуля, цифры 8 и 9 запрещены), <text:line-break/></text:span><text:span text:style-name="Strong_20_Emphasis"><text:span text:style-name="T22">0xFF</text:span></text:span><text:span text:style-name="T22">, </text:span><text:span text:style-name="Strong_20_Emphasis"><text:span text:style-name="T22">0XFF</text:span></text:span><text:span text:style-name="T22"> или </text:span><text:span text:style-name="Strong_20_Emphasis"><text:span text:style-name="T22">0xff</text:span></text:span><text:span text:style-name="T22"> (шестнадцатеричное, ASCII символ</text:span><text:span text:style-name="Strong_20_Emphasis"><text:span text:style-name="T22"> X</text:span></text:span><text:span text:style-name="T22"> в любом регистре, шестнадцатеричные значения A, B, C, D, Е и F, так же могут записывать в любом регистре),<text:line-break/></text:span><text:span text:style-name="Strong_20_Emphasis"><text:span text:style-name="T22">0b0101</text:span></text:span><text:span text:style-name="T22"> или </text:span><text:span text:style-name="Strong_20_Emphasis"><text:span text:style-name="T22">0B0101</text:span></text:span><text:span text:style-name="T22"> (двоичное, ASCII символ </text:span><text:span text:style-name="Strong_20_Emphasis"><text:span text:style-name="T22">B</text:span></text:span><text:span text:style-name="T22"> в любом регистре, введен в Java 7) </text:span></text:p>
        </text:list-item>
        <text:list-item>
          <text:p text:style-name="P44"><text:span text:style-name="Strong_20_Emphasis"><text:span text:style-name="T33">вещественный</text:span></text:span><text:span text:style-name="T33"> (</text:span><text:span text:style-name="Strong_20_Emphasis"><text:span text:style-name="T33">floating-point</text:span></text:span><text:span text:style-name="T33">)</text:span><text:span text:style-name="T22"> – </text:span><text:span text:style-name="T34">по умолчанию имеет тип данных </text:span><text:span text:style-name="Strong_20_Emphasis"><text:span text:style-name="T34">double</text:span></text:span><text:span text:style-name="T22"><text:line-break/>примеры: </text:span><text:span text:style-name="Strong_20_Emphasis"><text:span text:style-name="T22">5.5</text:span></text:span><text:span text:style-name="T22"> (тип double), </text:span><text:span text:style-name="Strong_20_Emphasis"><text:span text:style-name="T22">5.5f</text:span></text:span><text:span text:style-name="T22"> или </text:span><text:span text:style-name="Strong_20_Emphasis"><text:span text:style-name="T22">5.5F</text:span></text:span><text:span text:style-name="T22"> (тип float, ASCII символ </text:span><text:span text:style-name="Strong_20_Emphasis"><text:span text:style-name="T22">F</text:span></text:span><text:span text:style-name="T22"> в любом регистре),<text:line-break/></text:span><text:span text:style-name="Strong_20_Emphasis"><text:span text:style-name="T22">5.</text:span></text:span><text:span text:style-name="T22"> (5.0 тип double), </text:span><text:span text:style-name="Strong_20_Emphasis"><text:span text:style-name="T22">.24f</text:span></text:span><text:span text:style-name="T22"> (0.24 тип float), </text:span><text:span text:style-name="Strong_20_Emphasis"><text:span text:style-name="T22">0.125e4</text:span></text:span><text:span text:style-name="T22"> или </text:span><text:span text:style-name="Strong_20_Emphasis"><text:span text:style-name="T22">0.125E4</text:span></text:span><text:span text:style-name="T22"> (тип double, ASCII символ </text:span><text:span text:style-name="Strong_20_Emphasis"><text:span text:style-name="T22">Е</text:span></text:span><text:span text:style-name="T22"> в любом регистре), </text:span><text:span text:style-name="Strong_20_Emphasis"><text:span text:style-name="T22">1600e-2</text:span></text:span><text:span text:style-name="T22"> (тип double)</text:span></text:p>
        </text:list-item>
        <text:list-item>
          <text:p text:style-name="P44"><text:span text:style-name="Strong_20_Emphasis"><text:span text:style-name="T33">логический</text:span></text:span><text:span text:style-name="T33"> (</text:span><text:span text:style-name="Strong_20_Emphasis"><text:span text:style-name="T33">boolean</text:span></text:span><text:span text:style-name="T33">)</text:span><text:span text:style-name="T22"> – пример: </text:span><text:span text:style-name="Strong_20_Emphasis"><text:span text:style-name="T22">true </text:span></text:span><text:span text:style-name="T22">или </text:span><text:span text:style-name="Strong_20_Emphasis"><text:span text:style-name="T22">false</text:span></text:span></text:p>
        </text:list-item>
        <text:list-item>
          <text:p text:style-name="P44"><text:span text:style-name="Strong_20_Emphasis"><text:span text:style-name="T33">символьный</text:span></text:span><text:span text:style-name="T33"> (</text:span><text:span text:style-name="Strong_20_Emphasis"><text:span text:style-name="T33">charaster</text:span></text:span><text:span text:style-name="T33">)</text:span><text:span text:style-name="T22"> – может содержать один символ из набора Unicode, заключенный в одинарные кавычки, специальную последовательность (управляющие символы) начинающуюся со знака косой черты – </text:span><text:span text:style-name="Strong_20_Emphasis"><text:span text:style-name="T22">\</text:span></text:span><text:span text:style-name="T22"> <text:line-break/>Управляющие символы:<text:line-break/></text:span><text:span text:style-name="Strong_20_Emphasis"><text:span text:style-name="T22">\b</text:span></text:span><text:span text:style-name="T22"> – backspase BS - забой<text:line-break/></text:span><text:span text:style-name="Strong_20_Emphasis"><text:span text:style-name="T22">\t</text:span></text:span><text:span text:style-name="T22"> – horizontal tab HT - табуляция<text:line-break/></text:span><text:span text:style-name="Strong_20_Emphasis"><text:span text:style-name="T22">\n</text:span></text:span><text:span text:style-name="T22"> – line feed LF – конец строки<text:line-break/></text:span><text:span text:style-name="Strong_20_Emphasis"><text:span text:style-name="T22">\f</text:span></text:span><text:span text:style-name="T22"> – form feed FF – конец страницы<text:line-break/></text:span><text:span text:style-name="Strong_20_Emphasis"><text:span text:style-name="T22">\r</text:span></text:span><text:span text:style-name="T22"> – carriage return CR – возврат каретки<text:line-break/></text:span><text:span text:style-name="Strong_20_Emphasis"><text:span text:style-name="T22">\”</text:span></text:span><text:span text:style-name="T22"> – двойная кавычка<text:line-break/></text:span><text:soft-page-break/><text:span text:style-name="Strong_20_Emphasis"><text:span text:style-name="T22">\’</text:span></text:span><text:span text:style-name="T22"> – одинарная кавычка<text:line-break/></text:span><text:span text:style-name="Strong_20_Emphasis"><text:span text:style-name="T22">\\</text:span></text:span><text:span text:style-name="T22"> – backslash \ – обратная косая черта<text:line-break/></text:span><text:span text:style-name="Strong_20_Emphasis"><text:span text:style-name="T22">\u</text:span></text:span><text:span text:style-name="Strong_20_Emphasis"><text:span text:style-name="Emphasis"><text:span text:style-name="T22">xxxx</text:span></text:span></text:span><text:span text:style-name="T22"> – символ Unicode, где </text:span><text:span text:style-name="Emphasis"><text:span text:style-name="T22">xxxx</text:span></text:span><text:span text:style-name="T22"> цифровой код символа Unicode<text:line-break/></text:span><text:span text:style-name="Strong_20_Emphasis"><text:span text:style-name="T22">\</text:span></text:span><text:span text:style-name="Strong_20_Emphasis"><text:span text:style-name="Emphasis"><text:span text:style-name="T22">xxx</text:span></text:span></text:span><text:span text:style-name="T22"> – символ кодовой таблицы Latin-1, где </text:span><text:span text:style-name="Emphasis"><text:span text:style-name="T22">xxx</text:span></text:span><text:span text:style-name="T22"> </text:span><text:span text:style-name="T38">восьмеричный</text:span><text:span text:style-name="T22"> код символа Latin-1<text:line-break/>примеры: </text:span><text:span text:style-name="Strong_20_Emphasis"><text:span text:style-name="T22">‘A’</text:span></text:span><text:span text:style-name="T22">, </text:span><text:span text:style-name="Strong_20_Emphasis"><text:span text:style-name="T22">\u0950</text:span></text:span><text:span text:style-name="T22">, </text:span><text:span text:style-name="Strong_20_Emphasis"><text:span text:style-name="T22">\b</text:span></text:span><text:span text:style-name="T22">, </text:span><text:span text:style-name="Strong_20_Emphasis"><text:span text:style-name="T22">\t</text:span></text:span><text:span text:style-name="T22">, </text:span><text:span text:style-name="Strong_20_Emphasis"><text:span text:style-name="T22">\333</text:span></text:span><text:span text:style-name="T22"> и т.п.</text:span></text:p>
        </text:list-item>
        <text:list-item>
          <text:p text:style-name="P44"><text:span text:style-name="Strong_20_Emphasis"><text:span text:style-name="T33">строковый</text:span></text:span><text:span text:style-name="T33"> (</text:span><text:span text:style-name="Strong_20_Emphasis"><text:span text:style-name="T33">string</text:span></text:span><text:span text:style-name="T33">)</text:span><text:span text:style-name="T22"> – </text:span><text:span text:style-name="T34">всегда имеет тип </text:span><text:span text:style-name="Strong_20_Emphasis"><text:span text:style-name="T34">String</text:span></text:span><text:span text:style-name="T22"> и ссылается на экземпляр класса String. Состоит из нуля или большего количества символов, каждый символ может быть предствлен Unicode последовательностью, так же может содержать строковый литерал. <text:line-break/>примеры: </text:span><text:span text:style-name="Strong_20_Emphasis"><text:span text:style-name="T22">“”</text:span></text:span><text:span text:style-name="T22">, </text:span><text:span text:style-name="Strong_20_Emphasis"><text:span text:style-name="T22">“string”</text:span></text:span><text:span text:style-name="T22">, </text:span><text:span text:style-name="Strong_20_Emphasis"><text:span text:style-name="T22">“symbol \u0950”</text:span></text:span><text:span text:style-name="T22">, </text:span><text:span text:style-name="Strong_20_Emphasis"><text:span text:style-name="T22">“test \t test”</text:span></text:span><text:span text:style-name="T22"> </text:span></text:p>
        </text:list-item>
        <text:list-item>
          <text:p text:style-name="P46"><text:span text:style-name="Strong_20_Emphasis"><text:span text:style-name="T33">null-литерал</text:span></text:span><text:span text:style-name="T33"> (</text:span><text:span text:style-name="Strong_20_Emphasis"><text:span text:style-name="T33">null-literal</text:span></text:span><text:span text:style-name="T33">)</text:span><text:span text:style-name="T22"> – это литерал ссылочного типа, причем эта ссылка null ни куда не ссылается.<text:line-break/>пример: </text:span><text:span text:style-name="Strong_20_Emphasis"><text:span text:style-name="T22">null</text:span></text:span></text:p>
        </text:list-item>
      </text:list>
      <text:p text:style-name="P24"><text:span text:style-name="T22">Логические литералы </text:span><text:span text:style-name="Strong_20_Emphasis"><text:span text:style-name="T22">true</text:span></text:span><text:span text:style-name="T22"> и </text:span><text:span text:style-name="Strong_20_Emphasis"><text:span text:style-name="T22">false</text:span></text:span><text:span text:style-name="T22">, а так же </text:span><text:span text:style-name="Strong_20_Emphasis"><text:span text:style-name="T22">null</text:span></text:span><text:span text:style-name="T22"> литерал являются зарезервированными словами в Java. Их относят к литералам, поскольку с их помощью задаются значения для переменных или ссылок.</text:span></text:p>
      <text:p text:style-name="Text_20_body"><text:span text:style-name="T54"><text:line-break/></text:span><text:span text:style-name="Strong_20_Emphasis"><text:span text:style-name="T36">Разделители</text:span></text:span><text:span text:style-name="Strong_20_Emphasis"><text:span text:style-name="T28"> – это специальные символы, которые используются в служебных целях языка. В Java существуют следующие 12 разделителей:</text:span></text:span></text:p>
      <text:p text:style-name="P21"><text:span text:style-name="Strong_20_Emphasis"><text:span text:style-name="T30">() {} [] … @ :: ; , .</text:span></text:span></text:p>
      <text:p text:style-name="P21"><text:span text:style-name="Strong_20_Emphasis"><text:span text:style-name="T30"/></text:span></text:p>
      <text:p text:style-name="P21"><text:span text:style-name="Strong_20_Emphasis"><text:span text:style-name="T24">Операторы</text:span></text:span><text:span text:style-name="Strong_20_Emphasis"><text:span text:style-name="T30"> – используются в различных операциях: арифметических, логических, битовых, сравнения и присваивания. Ниже представлены </text:span></text:span><text:span text:style-name="Strong_20_Emphasis"><text:span text:style-name="T31">часть</text:span></text:span><text:span text:style-name="Strong_20_Emphasis"><text:span text:style-name="T30"> операторы Java:</text:span></text:span></text:p>
      <text:p text:style-name="P22"><text:span text:style-name="Strong_20_Emphasis"><text:span text:style-name="T31">&lt;&gt; == * ^ &amp; %</text:span></text:span></text:p>
      <text:p text:style-name="P22"><text:span text:style-name="Strong_20_Emphasis"><text:span text:style-name="T31"/></text:span></text:p>
      <text:h text:style-name="P38" text:outline-level="2"><text:span text:style-name="Strong_20_Emphasis"><text:span text:style-name="T3">Типы данных</text:span></text:span></text:h>
      <text:p text:style-name="P22"><text:span text:style-name="Strong_20_Emphasis"><text:span text:style-name="T3"/></text:span></text:p>
      <text:p text:style-name="P23"><text:span text:style-name="Strong_20_Emphasis"><text:span text:style-name="T4">Типы данных деляться на два типа</text:span></text:span></text:p>
      <text:p text:style-name="P23"><text:soft-page-break/><text:span text:style-name="Strong_20_Emphasis"><text:span text:style-name="T4"><text:line-break/></text:span></text:span><text:span text:style-name="Strong_20_Emphasis"><text:span text:style-name="T18">примитывные типы</text:span></text:span><text:span text:style-name="Strong_20_Emphasis"><text:span text:style-name="T19">;</text:span></text:span></text:p>
      <text:p text:style-name="P23"><text:span text:style-name="Strong_20_Emphasis"><text:span text:style-name="T18">С</text:span></text:span><text:span text:style-name="Strong_20_Emphasis"><text:span text:style-name="T19">с</text:span></text:span><text:span text:style-name="Strong_20_Emphasis"><text:span text:style-name="T18">ылочные типы </text:span></text:span><text:span text:style-name="Strong_20_Emphasis"><text:span text:style-name="T19">(Обекты);</text:span></text:span><text:span text:style-name="Strong_20_Emphasis"><text:span text:style-name="T18"> </text:span></text:span></text:p>
      <text:p text:style-name="P23"><text:span text:style-name="Strong_20_Emphasis"><text:span text:style-name="T4"><text:tab/><text:tab/><text:tab/><text:tab/></text:span></text:span></text:p>
      <text:p text:style-name="P34"><text:span text:style-name="Strong_20_Emphasis"><text:span text:style-name="T5">П</text:span></text:span><text:span text:style-name="Strong_20_Emphasis"><text:span text:style-name="T4">римитывные типы</text:span></text:span></text:p>
      <text:p text:style-name="P25"><text:span text:style-name="Strong_20_Emphasis"><text:span text:style-name="T5">К примитивным типам относяться:</text:span></text:span></text:p>
      <text:p text:style-name="P26"><text:span text:style-name="Strong_20_Emphasis"><text:span text:style-name="T5">char 16 бит</text:span></text:span></text:p>
      <text:p text:style-name="P26"><text:span text:style-name="Strong_20_Emphasis"><text:span text:style-name="T5">byte 8 бит <text:s/>min -128 <text:s/>max 127 default 0</text:span></text:span></text:p>
      <text:p text:style-name="P27"><text:span text:style-name="Strong_20_Emphasis"><text:span text:style-name="T5">shot 16 бит min -</text:span></text:span><text:span text:style-name="Strong_20_Emphasis"><text:span text:style-name="T41">32768</text:span></text:span><text:span text:style-name="Strong_20_Emphasis"><text:span text:style-name="T5"> </text:span></text:span><text:span text:style-name="Strong_20_Emphasis"><text:span text:style-name="T6">max</text:span></text:span><text:span text:style-name="Strong_20_Emphasis"><text:span text:style-name="T5"> <text:s/></text:span></text:span><text:span text:style-name="Strong_20_Emphasis"><text:span text:style-name="T41">32767 default 0</text:span></text:span></text:p>
      <text:p text:style-name="P26"><text:span text:style-name="Strong_20_Emphasis"><text:span text:style-name="T5">int <text:s text:c="2"/>32 бит </text:span></text:span><text:span text:style-name="Strong_20_Emphasis"><text:span text:style-name="T6">min -</text:span></text:span><text:span text:style-name="Strong_20_Emphasis"><text:span text:style-name="T39">2 147 483 648</text:span></text:span><text:span text:style-name="Strong_20_Emphasis"><text:span text:style-name="T6"> max </text:span></text:span><text:span text:style-name="Strong_20_Emphasis"><text:span text:style-name="T39">2 147 483 647 default 0</text:span></text:span></text:p>
      <text:p text:style-name="P29"><text:span text:style-name="Strong_20_Emphasis"><text:span text:style-name="T5">long 64 бит </text:span></text:span><text:span text:style-name="Strong_20_Emphasis"><text:span text:style-name="T6">min -</text:span></text:span><text:span text:style-name="Strong_20_Emphasis"><text:span text:style-name="T39">9,223,372,036,854,775,808</text:span></text:span><text:span text:style-name="Strong_20_Emphasis"><text:span text:style-name="T6"> max </text:span></text:span><text:span text:style-name="Strong_20_Emphasis"><text:span text:style-name="T39">9,223,372,036,854,775,807 default 0</text:span></text:span><text:span text:style-name="Strong_20_Emphasis"><text:span text:style-name="T40">http://proglang.su/java/datatypes-and-literals</text:span></text:span></text:p>
      <text:p text:style-name="P26"><text:span text:style-name="Strong_20_Emphasis"><text:span text:style-name="T5">float 32 бит </text:span></text:span><text:span text:style-name="Strong_20_Emphasis"><text:span text:style-name="T6">default 0</text:span></text:span></text:p>
      <text:p text:style-name="P27"><text:span text:style-name="Strong_20_Emphasis"><text:span text:style-name="T5">double 64 бит </text:span></text:span><text:span text:style-name="Strong_20_Emphasis"><text:span text:style-name="T6">default 0</text:span></text:span></text:p>
      <text:p text:style-name="P26"><text:span text:style-name="Strong_20_Emphasis"><text:span text:style-name="T5">boolean 1 бит </text:span></text:span><text:span text:style-name="Strong_20_Emphasis"><text:span text:style-name="T6">default false</text:span></text:span></text:p>
      <text:p text:style-name="P28"><text:span text:style-name="Strong_20_Emphasis"><text:span text:style-name="T7">К объектам относятся любые объекты джав<text:line-break/>String s=new String(“hi”);</text:span></text:span></text:p>
      <text:p text:style-name="P28"><text:span text:style-name="Strong_20_Emphasis"><text:span text:style-name="T7">Car car =new Car();</text:span></text:span></text:p>
      <text:p text:style-name="P28"><text:span text:style-name="Strong_20_Emphasis"><text:span text:style-name="T7">Передаются по ссылки</text:span></text:span></text:p>
      <text:p text:style-name="P29"><text:a xlink:type="simple" xlink:href="http://proglang.su/java/datatypes-and-literals" text:style-name="Internet_20_link" text:visited-style-name="Visited_20_Internet_20_Link"><text:span text:style-name="Strong_20_Emphasis"><text:span text:style-name="T8">http://proglang.su/java/datatypes-and-literals</text:span></text:span></text:a></text:p>
      <text:p text:style-name="P30"><text:a xlink:type="simple" xlink:href="https://javadevblog.com/chto-takoe-heap-i-stack-pamyat-v-java.html" text:style-name="Internet_20_link" text:visited-style-name="Visited_20_Internet_20_Link"><text:span text:style-name="Strong_20_Emphasis"><text:span text:style-name="T9">https://javadevblog.com/chto-takoe-heap-i-stack-pamyat-v-java.html</text:span></text:span></text:a></text:p>
      <text:p text:style-name="P30"><text:span text:style-name="Strong_20_Emphasis"><text:span text:style-name="T9"/></text:span></text:p>
      <text:p text:style-name="P30"><text:span text:style-name="Strong_20_Emphasis"><text:span text:style-name="T9"/></text:span></text:p>
      <text:p text:style-name="P30"><text:span text:style-name="Strong_20_Emphasis"><text:span text:style-name="T9"/></text:span></text:p>
      <text:p text:style-name="P30"><text:span text:style-name="Strong_20_Emphasis"><text:span text:style-name="T9"/></text:span></text:p>
      <text:p text:style-name="P30"><text:span text:style-name="Strong_20_Emphasis"><text:span text:style-name="T9"/></text:span></text:p>
      <text:p text:style-name="P30"><text:span text:style-name="Strong_20_Emphasis"><text:span text:style-name="T9"/></text:span></text:p>
      <text:p text:style-name="P30"><text:span text:style-name="Strong_20_Emphasis"><text:span text:style-name="T9"/></text:span></text:p>
      <text:p text:style-name="P30"><text:span text:style-name="Strong_20_Emphasis"><text:span text:style-name="T9"/></text:span></text:p>
      <text:p text:style-name="P31"><text:soft-page-break/><text:span text:style-name="Strong_20_Emphasis"><text:span text:style-name="T10"><text:s text:c="48"/>Лекция 2</text:span></text:span></text:p>
      <text:p text:style-name="P31"><text:span text:style-name="Strong_20_Emphasis"><text:span text:style-name="T10">В Java есть несколько видов циклов <text:line-break/> 1 for<text:line-break/></text:span></text:span><text:span text:style-name="Strong_20_Emphasis"><text:span text:style-name="T42">final public void </text:span></text:span><text:span text:style-name="Strong_20_Emphasis"><text:span text:style-name="T10">loopfor(</text:span></text:span><text:span text:style-name="Strong_20_Emphasis"><text:span text:style-name="T42">final </text:span></text:span><text:span text:style-name="Strong_20_Emphasis"><text:span text:style-name="T10">List&lt;Integer&gt; list) {</text:span></text:span></text:p>
      <text:p text:style-name="P37"><text:s text:c="4"/>System.<text:span text:style-name="T56">out</text:span>.println(<text:span text:style-name="T57">" "</text:span>);</text:p>
      <text:p text:style-name="P37"><text:s text:c="4"/><text:span text:style-name="T51">for </text:span>(<text:span text:style-name="T51">int </text:span>t : list) {</text:p>
      <text:p text:style-name="P37"><text:s text:c="8"/>System.<text:span text:style-name="T56">out</text:span>.println(t);</text:p>
      <text:p text:style-name="P37"><text:s text:c="4"/>}</text:p>
      <text:p text:style-name="P39">}</text:p>
      <text:p text:style-name="P40">2 while</text:p>
      <text:p text:style-name="P40"><text:span text:style-name="T51">final public void </text:span>loopWhile(<text:span text:style-name="T51">final </text:span>List list) {</text:p>
      <text:p text:style-name="P37"><text:s text:c="4"/>System.<text:span text:style-name="T56">out</text:span>.println(<text:span text:style-name="T57">" "</text:span>);</text:p>
      <text:p text:style-name="P37"><text:s text:c="4"/><text:span text:style-name="T51">int </text:span>count = list.size();</text:p>
      <text:p text:style-name="P37"><text:s text:c="4"/><text:span text:style-name="T51">while </text:span>(count-- == <text:span text:style-name="T58">0</text:span>) {</text:p>
      <text:p text:style-name="P37"><text:s text:c="8"/>System.<text:span text:style-name="T56">out</text:span>.println(list.get(count));</text:p>
      <text:p text:style-name="P37"><text:s text:c="4"/>}</text:p>
      <text:p text:style-name="P39">}</text:p>
      <text:p text:style-name="P40">3 do{}while;</text:p>
      <text:p text:style-name="P40"><text:span text:style-name="T51">final public void </text:span>loopdoWhile(<text:span text:style-name="T51">final </text:span>List list) {</text:p>
      <text:p text:style-name="P37"><text:s text:c="4"/>System.<text:span text:style-name="T56">out</text:span>.println(<text:span text:style-name="T57">" "</text:span>);</text:p>
      <text:p text:style-name="P37"><text:s text:c="4"/><text:span text:style-name="T51">boolean </text:span>b = <text:span text:style-name="T51">true</text:span>;</text:p>
      <text:p text:style-name="P37"><text:s text:c="4"/><text:span text:style-name="T51">int </text:span>size = list.size();</text:p>
      <text:p text:style-name="P37"><text:s text:c="4"/><text:span text:style-name="T51">int </text:span>count = <text:span text:style-name="T58">0</text:span>;</text:p>
      <text:p text:style-name="P37"><text:s text:c="4"/><text:span text:style-name="T51">do </text:span>{</text:p>
      <text:p text:style-name="P37"><text:s text:c="8"/>count++;</text:p>
      <text:p text:style-name="P37"><text:s text:c="8"/><text:span text:style-name="T51">if </text:span>(size &gt; count) {</text:p>
      <text:p text:style-name="P37"><text:s text:c="12"/>System.<text:span text:style-name="T56">out</text:span>.println(list.get(count));</text:p>
      <text:p text:style-name="P37"><text:s text:c="8"/>} <text:span text:style-name="T51">else </text:span>{</text:p>
      <text:p text:style-name="P37"><text:s text:c="12"/>b = <text:span text:style-name="T51">false</text:span>;</text:p>
      <text:p text:style-name="P37"><text:s text:c="8"/>}</text:p>
      <text:p text:style-name="P37"><text:s text:c="4"/>} <text:span text:style-name="T51">while </text:span>(b);</text:p>
      <text:p text:style-name="P39">}</text:p>
      <text:p text:style-name="P41"><text:span text:style-name="T59">Switch оператор выбора<text:line-break/></text:span><text:span text:style-name="T51">final public void </text:span>exampleSwitch(EnumService enumService) {</text:p>
      <text:p text:style-name="P37"><text:s text:c="4"/>String s = <text:span text:style-name="T51">null</text:span>;</text:p>
      <text:p text:style-name="P37"><text:s text:c="4"/><text:span text:style-name="T51">switch </text:span>(enumService) {</text:p>
      <text:p text:style-name="P37"><text:soft-page-break/><text:s text:c="8"/><text:span text:style-name="T51">case </text:span><text:span text:style-name="T56">INNER_SERVICE</text:span>:</text:p>
      <text:p text:style-name="P37"><text:s text:c="12"/>s = enumService.name();</text:p>
      <text:p text:style-name="P37"><text:s text:c="12"/><text:span text:style-name="T51">break</text:span>;</text:p>
      <text:p text:style-name="P37"><text:s text:c="8"/><text:span text:style-name="T51">case </text:span><text:span text:style-name="T56">EXTERNAL_SERVISE</text:span>:</text:p>
      <text:p text:style-name="P37"><text:s text:c="12"/>s = enumService.name();</text:p>
      <text:p text:style-name="P37"><text:s text:c="12"/><text:span text:style-name="T51">break</text:span>;</text:p>
      <text:p text:style-name="P37"><text:s text:c="8"/><text:span text:style-name="T51">default</text:span>:</text:p>
      <text:p text:style-name="P37"><text:s text:c="12"/>s = <text:span text:style-name="T57">""</text:span>;</text:p>
      <text:p text:style-name="P37"><text:s text:c="4"/>}</text:p>
      <text:p text:style-name="P37"><text:s text:c="4"/>System.<text:span text:style-name="T56">out</text:span>.println(s);</text:p>
      <text:p text:style-name="P41">}</text:p>
      <text:p text:style-name="P42">К операторам ветвления относяться оператор if и тернарный оператор</text:p>
      <text:p text:style-name="P42">пример оператора if<text:line-break/>if(boolean) {</text:p>
      <text:p text:style-name="P42">}else {</text:p>
      <text:p text:style-name="P42">}</text:p>
      <text:p text:style-name="P31"><text:span text:style-name="Strong_20_Emphasis"><text:span text:style-name="T10"><text:s/></text:span></text:span><text:span text:style-name="Strong_20_Emphasis"><text:span text:style-name="T11">тернарный оператор</text:span></text:span></text:p>
      <text:p text:style-name="P32"><text:span text:style-name="Strong_20_Emphasis"><text:span text:style-name="T11">a==b ? A=1: b=3 </text:span></text:span></text:p>
      <text:p text:style-name="P33"><text:span text:style-name="Strong_20_Emphasis"><text:span text:style-name="T12">рекурсия это когда метод вызывает сам себя.</text:span></text:span></text:p>
      <text:p text:style-name="P30"><text:span text:style-name="Strong_20_Emphasis"><text:span text:style-name="T9"/></text:span></text:p>
      <text:p text:style-name="P47"><text:span text:style-name="Strong_20_Emphasis"><text:span text:style-name="T13"><text:tab/><text:tab/><text:tab/><text:tab/>Исключения(Exception) </text:span></text:span></text:p>
      <text:p text:style-name="P47"><text:span text:style-name="Strong_20_Emphasis"><text:span text:style-name="T13">Исключения это ситуации когда программа сталкивается с не валидными данными и дальнейше выполнение кода невозможно. Например объектная ссылка равна null. </text:span></text:span></text:p>
      <text:p text:style-name="P47"><text:span text:style-name="Strong_20_Emphasis"><text:span text:style-name="T13">Исключения деляться на два типа <text:line-break/>1 Которые возращаються JVM <text:s/>Error</text:span></text:span></text:p>
      <text:p text:style-name="P47"><text:span text:style-name="Strong_20_Emphasis"><text:span text:style-name="T13">2 Exception</text:span></text:span></text:p>
      <text:p text:style-name="P47"><text:span text:style-name="Strong_20_Emphasis"><text:span text:style-name="T13">С первый типом программист не может упралять java разработчик должен работать с типом Exception .</text:span></text:span></text:p>
      <text:p text:style-name="P47"><text:span text:style-name="Strong_20_Emphasis"><text:span text:style-name="T13"/></text:span></text:p>
      <text:p text:style-name="P47"><text:span text:style-name="Strong_20_Emphasis"><text:span text:style-name="T13">Класс Error и Exception расширяют класс Throwable <text:s/>Данный тип являеться супер класом для всех исключительных ситуаций.</text:span></text:span></text:p>
      <text:p text:style-name="P48"><text:soft-page-break/><text:span text:style-name="Strong_20_Emphasis"><text:span text:style-name="T14">Exception делеться на исключения проверяемые(checked) и не проверяемые(unchecked) Все unchecked исключения это наследник RuntimeException.</text:span></text:span></text:p>
      <text:p text:style-name="P53"><text:span text:style-name="Strong_20_Emphasis"><text:span text:style-name="T43">public class </text:span></text:span><text:span text:style-name="Strong_20_Emphasis"><text:span text:style-name="T20">Unchecked </text:span></text:span><text:span text:style-name="Strong_20_Emphasis"><text:span text:style-name="T43">extends </text:span></text:span><text:span text:style-name="Strong_20_Emphasis"><text:span text:style-name="T20">RuntimeException {</text:span></text:span></text:p>
      <text:p text:style-name="P52"><text:s text:c="4"/><text:span text:style-name="T52">public </text:span><text:span text:style-name="T60">Unchecked(){}</text:span></text:p>
      <text:p text:style-name="P52"><text:s text:c="4"/><text:span text:style-name="T52">public </text:span><text:span text:style-name="T60">Unchecked(String message){</text:span></text:p>
      <text:p text:style-name="P52"><text:s text:c="8"/><text:span text:style-name="T52">super</text:span><text:span text:style-name="T60">(message);</text:span></text:p>
      <text:p text:style-name="P52"><text:s text:c="4"/><text:span text:style-name="T60">}</text:span></text:p>
      <text:p text:style-name="P51">}</text:p>
      <text:p text:style-name="P48"><text:span text:style-name="Strong_20_Emphasis"><text:span text:style-name="T14"/></text:span></text:p>
      <text:p text:style-name="P53"><text:span text:style-name="Strong_20_Emphasis"><text:span text:style-name="T43">public class </text:span></text:span><text:span text:style-name="Strong_20_Emphasis"><text:span text:style-name="T20">Checked </text:span></text:span><text:span text:style-name="Strong_20_Emphasis"><text:span text:style-name="T43">extends </text:span></text:span><text:span text:style-name="Strong_20_Emphasis"><text:span text:style-name="T20">Exception {</text:span></text:span></text:p>
      <text:p text:style-name="P51">}</text:p>
      <text:p text:style-name="P48"><text:span text:style-name="Strong_20_Emphasis"><text:span text:style-name="T14"/></text:span></text:p>
      <text:p text:style-name="P49"><text:span text:style-name="Strong_20_Emphasis"><text:span text:style-name="T15">ввод вывод<text:line-break/>статья по NIO<text:line-break/></text:span></text:span><text:a xlink:type="simple" xlink:href="http://www.quizful.net/post/java-nio-tutorial" text:style-name="Internet_20_link" text:visited-style-name="Visited_20_Internet_20_Link"><text:span text:style-name="Strong_20_Emphasis">http://www.quizful.net/post/java-nio-tutorial</text:span></text:a></text:p>
      <text:p text:style-name="P50"><text:span text:style-name="Strong_20_Emphasis"><text:span text:style-name="T16">https://www.journaldev.com/17794/java-files-nio-files-clas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Roboto" svg:font-family="Roboto, 'Helvetica Neue',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24:46.754604424</meta:creation-date>
    <dc:date>2019-02-22T21:21:19.062055751</dc:date>
    <meta:editing-duration>PT6H23M1S</meta:editing-duration>
    <meta:editing-cycles>17</meta:editing-cycles>
    <meta:generator>LibreOffice/5.1.6.2$Linux_X86_64 LibreOffice_project/10m0$Build-2</meta:generator>
    <meta:document-statistic meta:table-count="1" meta:image-count="0" meta:object-count="0" meta:page-count="8" meta:paragraph-count="186" meta:word-count="1021" meta:character-count="7731" meta:non-whitespace-character-count="6538"/>
  </office:meta>
</office:document-meta>
</file>